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7.662cm"/>
    </style:style>
    <style:style style:name="co3" style:family="table-column">
      <style:table-column-properties fo:break-before="auto" style:column-width="8.461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mmand line invocation</text:p>
          </table:table-cell>
          <table:table-cell office:value-type="string">
            <text:p>Gradle Build Config</text:p>
          </table:table-cell>
          <table:table-cell office:value-type="string">
            <text:p>Effect</text:p>
          </table:table-cell>
          <table:table-cell office:value-type="string">
            <text:p>Result</text:p>
          </table:table-cell>
        </table:table-row>
        <table:table-row table:style-name="ro2">
          <table:table-cell office:value-type="string">
            <text:p>gradle dist</text:p>
          </table:table-cell>
          <table:table-cell office:value-type="string">
            <text:p>ant.importBuild('src/main/resources/build.xml')</text:p>
          </table:table-cell>
          <table:table-cell office:value-type="string">
            <text:p>build.properties value loaded from ant build is used</text:p>
          </table:table-cell>
          <table:table-cell office:value-type="string">
            <text:p>foo=bar</text:p>
          </table:table-cell>
        </table:table-row>
        <table:table-row table:style-name="ro2">
          <table:table-cell office:value-type="string">
            <text:p>gradle dist -Dfoo=NotBar</text:p>
          </table:table-cell>
          <table:table-cell office:value-type="string">
            <text:p>ant.importBuild('src/main/resources/build.xml')</text:p>
          </table:table-cell>
          <table:table-cell office:value-type="string">
            <text:p>command line property is used</text:p>
          </table:table-cell>
          <table:table-cell office:value-type="string">
            <text:p>foo=NotBar</text:p>
          </table:table-cell>
        </table:table-row>
        <table:table-row table:style-name="ro3">
          <table:table-cell office:value-type="string">
            <text:p>gradle dist -Dfoo=NotBar</text:p>
          </table:table-cell>
          <table:table-cell office:value-type="string">
            <text:p>ant.foo='NotBarFromGradle' </text:p>
            <text:p>ant.importBuild('src/main/resources/build.xml')</text:p>
          </table:table-cell>
          <table:table-cell office:value-type="string">
            <text:p>Gradle build property is used</text:p>
          </table:table-cell>
          <table:table-cell office:value-type="string">
            <text:p>foo=NotBarFromGradle</text:p>
          </table:table-cell>
        </table:table-row>
        <table:table-row table:style-name="ro4">
          <table:table-cell office:value-type="string">
            <text:p>gradle dist -Dfoo=NotBar</text:p>
          </table:table-cell>
          <table:table-cell office:value-type="string">
            <text:p>ant.foo='NotBarFromGradle'</text:p>
            <text:p>ant.importBuild('src/main/resources/build.xml')</text:p>
            <text:p>ant.foo='NotBarFromGradleAgain'</text:p>
          </table:table-cell>
          <table:table-cell office:value-type="string">
            <text:p>Gradle build property override is used</text:p>
          </table:table-cell>
          <table:table-cell office:value-type="string">
            <text:p>foo=NotBarFromGradleAgai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20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lly Robinson</meta:initial-creator>
    <meta:creation-date>2011-09-11T20:15:45</meta:creation-date>
    <dc:date>2011-09-11T20:28:27</dc:date>
    <dc:creator>Kelly Robinson</dc:creator>
    <meta:editing-duration>PT00H12M43S</meta:editing-duration>
    <meta:editing-cycles>1</meta:editing-cycles>
    <meta:document-statistic meta:table-count="3" meta:cell-count="20" meta:object-count="0"/>
    <meta:generator>NeoOffice/3.1.2$Unix OpenOffice.org_project/Patch 4</meta:generator>
  </office:meta>
</office:document-meta>
</file>